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79cm" fo:min-width="0.04cm"/>
    </style:style>
    <style:style style:name="gr2" style:family="graphic" style:parent-style-name="standard">
      <style:graphic-properties draw:textarea-horizontal-align="justify" draw:textarea-vertical-align="middle" draw:auto-grow-height="false" fo:min-height="1.401cm" fo:min-width="8.13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385cm" fo:min-width="3.05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0.889cm" svg:x="10.525cm" svg:y="3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8.636cm" svg:height="1.651cm" svg:x="6.334cm" svg:y="5.953cm">
          <text:p text:style-name="P1">User searches a wor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636cm" svg:height="1.651cm" svg:x="6.207cm" svg:y="8.493cm">
          <text:p text:style-name="P1">Posts are shown with wor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636cm" svg:height="1.651cm" svg:x="6.334cm" svg:y="11.414cm">
          <text:p text:style-name="P1">User Clicks on on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636cm" svg:height="1.651cm" svg:x="6.207cm" svg:y="14.716cm">
          <text:p text:style-name="P1">Recipe is shown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906cm" svg:y1="4.556cm" svg:x2="10.906cm" svg:y2="6.08cm">
          <text:p/>
        </draw:line>
        <draw:line draw:style-name="gr3" draw:text-style-name="P2" draw:layer="layout" svg:x1="10.906cm" svg:y1="7.477cm" svg:x2="10.906cm" svg:y2="8.62cm">
          <text:p/>
        </draw:line>
        <draw:line draw:style-name="gr3" draw:text-style-name="P2" draw:layer="layout" svg:x1="10.779cm" svg:y1="10.144cm" svg:x2="10.779cm" svg:y2="11.541cm">
          <text:p/>
        </draw:line>
        <draw:custom-shape draw:style-name="gr4" draw:text-style-name="P1" draw:layer="layout" svg:width="3.556cm" svg:height="0.635cm" svg:x="1cm" svg:y="1cm">
          <text:p text:style-name="P1">search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906cm" svg:y1="13.065cm" svg:x2="10.906cm" svg:y2="14.7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7T10:18:21.105654477</meta:creation-date>
    <dc:date>2017-04-17T10:23:15.259500366</dc:date>
    <meta:editing-duration>PT4M52S</meta:editing-duration>
    <meta:editing-cycles>3</meta:editing-cycles>
    <meta:generator>LibreOffice/5.1.6.2$Linux_X86_64 LibreOffice_project/10m0$Build-2</meta:generator>
    <meta:document-statistic meta:object-count="10"/>
  </office:meta>
</office:document-meta>
</file>